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  <style:paragraph-properties style:writing-mode="lr-tb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2" style:family="paragraph">
      <style:paragraph-properties fo:text-align="start" style:writing-mode="lr-tb"/>
      <style:text-properties fo:color="#000066" loext:opacity="100%"/>
    </style:style>
    <style:style style:name="P3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style:font-size-asian="12pt" style:font-size-complex="12pt"/>
    </style:style>
    <style:style style:name="P50" style:family="paragraph">
      <style:paragraph-properties fo:margin-left="2cm" fo:margin-right="0cm" fo:margin-top="0cm" fo:margin-bottom="0cm" fo:line-height="100%" fo:text-indent="0cm"/>
    </style:style>
    <style:style style:name="P51" style:family="paragraph">
      <style:paragraph-properties fo:text-align="justify" style:writing-mode="lr-tb"/>
      <style:text-properties fo:color="#000066" loext:opacity="100%"/>
    </style:style>
    <style:style style:name="P52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3" style:family="paragraph">
      <style:paragraph-properties fo:text-align="justify"/>
    </style:style>
    <style:style style:name="P5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5" style:family="paragraph">
      <loext:graphic-properties draw:fill="solid" draw:fill-color="#007d9c"/>
      <style:paragraph-properties fo:text-align="center"/>
    </style:style>
    <style:style style:name="P5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7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8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1" fo:font-size="12pt" style:font-size-asian="12pt" style:font-size-complex="12pt"/>
    </style:style>
    <style:style style:name="T8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1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93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1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1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9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6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0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1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32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36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1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2" style:family="text">
      <style:text-properties fo:color="#ffffff" loext:opacity="100%" style:text-outline="false" style:font-name="Liberation Sans3" fo:font-size="28pt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7" style:family="text">
      <style:text-properties fo:color="#007d9c" loext:opacity="100%" fo:font-size="11pt" style:font-size-asian="11pt" style:font-size-complex="11pt"/>
    </style:style>
    <style:style style:name="T148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9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>const </text:span><text:span text:style-name="T71">Ответ</text:span><text:span text:style-name="T70"> = 42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84">Почти всё в синтаксисе стало понятно, когда </text:span></text:p>
          <text:p text:style-name="P32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3" draw:text-style-name="P38" draw:layer="layout" svg:width="7.4cm" svg:height="1.8cm" svg:x="20cm" svg:y="13.4cm">
          <text:p text:style-name="P37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5" draw:text-style-name="P38" draw:layer="layout" svg:width="7.4cm" svg:height="1.401cm" svg:x="20.1cm" svg:y="13.8cm">
          <text:p text:style-name="P37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6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" draw:id="id1" draw:layer="layout" svg:width="5.6cm" svg:height="1.4cm" svg:x="10.6cm" svg:y="2.3cm">
          <text:p text:style-name="P3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9" draw:text-style-name="P40" xml:id="id5" draw:id="id5" draw:layer="layout" svg:width="4.8cm" svg:height="1.4cm" svg:x="9.5cm" svg:y="4.9cm">
          <text:p text:style-name="P39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3" draw:id="id3" draw:layer="layout" svg:width="2.699cm" svg:height="1.4cm" svg:x="4.301cm" svg:y="7.1cm">
          <text:p text:style-name="P41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4" draw:id="id4" draw:layer="layout" svg:width="2.699cm" svg:height="1.4cm" svg:x="7.201cm" svg:y="7.1cm">
          <text:p text:style-name="P41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1" draw:text-style-name="P42" xml:id="id8" draw:id="id8" draw:layer="layout" svg:width="2.699cm" svg:height="1.4cm" svg:x="1.001cm" svg:y="8.7cm">
          <text:p text:style-name="P41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9" draw:id="id9" draw:layer="layout" svg:width="4.799cm" svg:height="1.4cm" svg:x="1.001cm" svg:y="11.9cm">
          <text:p text:style-name="P41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0" draw:id="id10" draw:layer="layout" svg:width="2.699cm" svg:height="1.4cm" svg:x="1.001cm" svg:y="13.8cm">
          <text:p text:style-name="P41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6" draw:id="id6" draw:layer="layout" svg:width="2.699cm" svg:height="1.4cm" svg:x="8.801cm" svg:y="9.8cm">
          <text:p text:style-name="P41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3" draw:text-style-name="P42" xml:id="id15" draw:id="id15" draw:layer="layout" svg:width="2.9cm" svg:height="1.4cm" svg:x="11.7cm" svg:y="9.8cm">
          <text:p text:style-name="P41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6" draw:id="id16" draw:layer="layout" svg:width="3.099cm" svg:height="1.4cm" svg:x="21.601cm" svg:y="10cm">
          <text:p text:style-name="P41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2" draw:id="id12" draw:layer="layout" svg:width="3.099cm" svg:height="1.4cm" svg:x="14.8cm" svg:y="9.8cm">
          <text:p text:style-name="P41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xml:id="id13" draw:id="id13" draw:layer="layout" svg:width="2.6cm" svg:height="1.4cm" svg:x="18.1cm" svg:y="9.8cm">
          <text:p text:style-name="P41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0" draw:text-style-name="P42" xml:id="id17" draw:id="id17" draw:layer="layout" svg:width="3.099cm" svg:height="1.4cm" svg:x="21.601cm" svg:y="11.8cm">
          <text:p text:style-name="P41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8" draw:id="id18" draw:layer="layout" svg:width="3.099cm" svg:height="1.4cm" svg:x="21.601cm" svg:y="13.7cm">
          <text:p text:style-name="P41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7" draw:text-style-name="P40" xml:id="id19" draw:id="id19" draw:layer="layout" svg:width="5cm" svg:height="1.4cm" svg:x="12.3cm" svg:y="13.7cm">
          <text:p text:style-name="P3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0" draw:text-style-name="P42" xml:id="id20" draw:id="id20" draw:layer="layout" svg:width="3.099cm" svg:height="1.4cm" svg:x="23.54cm" svg:y="6.6cm">
          <text:p text:style-name="P41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2" xml:id="id21" draw:id="id21" draw:layer="layout" svg:width="3.099cm" svg:height="1.4cm" svg:x="23.54cm" svg:y="8.3cm">
          <text:p text:style-name="P41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2" xml:id="id22" draw:id="id22" draw:layer="layout" svg:width="2.699cm" svg:height="1.4cm" svg:x="4.301cm" svg:y="8.7cm">
          <text:p text:style-name="P41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3" draw:id="id23" draw:layer="layout" svg:width="2.699cm" svg:height="1.4cm" svg:x="1.001cm" svg:y="10.3cm">
          <text:p text:style-name="P41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4" xml:id="id24" draw:id="id24" draw:layer="layout" svg:width="2.699cm" svg:height="1.4cm" svg:x="4.301cm" svg:y="10.3cm">
          <text:p text:style-name="P43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xml:id="id25" draw:id="id25" draw:layer="layout" svg:width="2.6cm" svg:height="1.4cm" svg:x="6.4cm" svg:y="12.9cm">
          <text:p text:style-name="P4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0" draw:text-style-name="P46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15">= :=</text:span></text:p>
            <text:p text:style-name="P13"><text:span text:style-name="T115"/></text:p>
            <text:p text:style-name="P13"><text:span text:style-name="T115">* / % &lt;&lt; &gt;&gt; &amp; &amp;^ + - | ^ == != &lt; &lt;= &gt; &gt;= &amp;&amp; ||</text:span></text:p>
            <text:p text:style-name="P13"><text:span text:style-name="T115"/></text:p>
            <text:p text:style-name="P13"><text:span text:style-name="T115">&lt;- -&gt;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4" draw:text-style-name="P47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4">размер</text:span><text:span text:style-name="T83">]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4">array</text:span><text:span text:style-name="T82">[</text:span><text:span text:style-name="T124">index</text:span><text:span text:style-name="T82">] = </text:span><text:span text:style-name="T124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Type{</text:span><text:span text:style-name="T124">index1</text:span><text:span text:style-name="T117">:</text:span><text:span text:style-name="T82"> </text:span><text:span text:style-name="T124">value1</text:span><text:span text:style-name="T117">,</text:span><text:span text:style-name="T124"> index2</text:span><text:span text:style-name="T117">:</text:span><text:span text:style-name="T124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5" draw:text-style-name="P47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5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6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27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4">NewTypeName</text:span><text:span text:style-name="T82"> </text:span><text:span text:style-name="T124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28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28">Celsius</text:span><text:span text:style-name="T124"> </text:span><text:span text:style-name="T82">= 0.0</text:span></text:p>
            <text:p text:style-name="P13"><text:span text:style-name="T82"><text:tab/></text:span><text:span text:style-name="T82">const </text:span><text:span text:style-name="T124">AbsoluteZeroC</text:span><text:span text:style-name="T82"> </text:span><text:span text:style-name="T129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28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28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4">T1 = T2</text:span></text:p>
            <text:p text:style-name="P13"><text:span text:style-name="T124"/></text:p>
            <text:p text:style-name="P13"><text:span text:style-name="T124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</text:span><text:span text:style-name="T117">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4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4">field1</text:span><text:span text:style-name="T116"> </text:span><text:span text:style-name="T124">Type</text:span></text:p>
            <text:p text:style-name="P13"><text:span text:style-name="T116"><text:tab/></text:span><text:span text:style-name="T116"><text:tab/></text:span><text:span text:style-name="T124">field2, field3</text:span><text:span text:style-name="T116"> </text:span><text:span text:style-name="T124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4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4">field1</text:span><text:span text:style-name="T82"> </text:span><text:span text:style-name="T124">Type</text:span></text:p>
            <text:p text:style-name="P13"><text:span text:style-name="T82"><text:tab/></text:span><text:span text:style-name="T82"><text:tab/></text:span><text:span text:style-name="T124">field2, field3</text:span><text:span text:style-name="T82"> </text:span><text:span text:style-name="T124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1" draw:text-style-name="P49" draw:layer="layout" svg:width="26.8cm" svg:height="13.1cm" svg:x="0.6cm" svg:y="2.1cm">
          <draw:text-box>
            <text:p text:style-name="P48"><text:span text:style-name="T19">import (</text:span></text:p>
            <text:p text:style-name="P48"><text:span text:style-name="T19"><text:tab/></text:span><text:span text:style-name="T19">"fmt"</text:span></text:p>
            <text:p text:style-name="P48"><text:span text:style-name="T19"><text:tab/></text:span><text:span text:style-name="T19">"reflect"</text:span></text:p>
            <text:p text:style-name="P48"><text:span text:style-name="T19">)</text:span></text:p>
            <text:p text:style-name="P48"><text:span text:style-name="T19"/></text:p>
            <text:p text:style-name="P48"><text:span text:style-name="T19">func main() {</text:span></text:p>
            <text:p text:style-name="P48"><text:span text:style-name="T19"><text:tab/></text:span><text:span text:style-name="T19">type User struct {</text:span></text:p>
            <text:p text:style-name="P48"><text:span text:style-name="T19"><text:tab/></text:span><text:span text:style-name="T19"><text:tab/></text:span><text:span text:style-name="T19">Name <text:s/>string `mytag:"MyName"`</text:span></text:p>
            <text:p text:style-name="P48"><text:span text:style-name="T19"><text:tab/></text:span><text:span text:style-name="T19"><text:tab/></text:span><text:span text:style-name="T19">Email string `mytag:"MyEmail"`</text:span></text:p>
            <text:p text:style-name="P48"><text:span text:style-name="T19"><text:tab/></text:span><text:span text:style-name="T19">}</text:span></text:p>
            <text:p text:style-name="P48"><text:span text:style-name="T19"/></text:p>
            <text:p text:style-name="P48"><text:span text:style-name="T19"><text:tab/></text:span><text:span text:style-name="T19">u := User{"Bob", "bob@mycompany.com"}</text:span></text:p>
            <text:p text:style-name="P48"><text:span text:style-name="T19"><text:tab/></text:span><text:span text:style-name="T19">t := reflect.TypeOf(u)</text:span></text:p>
            <text:p text:style-name="P48"><text:span text:style-name="T19"/></text:p>
            <text:p text:style-name="P48"><text:span text:style-name="T19"><text:tab/></text:span><text:span text:style-name="T19">for _, fieldName := range []string{"Name", "Email"} {</text:span></text:p>
            <text:p text:style-name="P48"><text:span text:style-name="T19"><text:tab/></text:span><text:span text:style-name="T19"><text:tab/></text:span><text:span text:style-name="T19">field, found := t.FieldByName(fieldName)</text:span></text:p>
            <text:p text:style-name="P48"><text:span text:style-name="T19"><text:tab/></text:span><text:span text:style-name="T19"><text:tab/></text:span><text:span text:style-name="T19">if !found {</text:span></text:p>
            <text:p text:style-name="P48"><text:span text:style-name="T19"><text:tab/></text:span><text:span text:style-name="T19"><text:tab/></text:span><text:span text:style-name="T19"><text:tab/></text:span><text:span text:style-name="T19">continue</text:span></text:p>
            <text:p text:style-name="P48"><text:span text:style-name="T19"><text:tab/></text:span><text:span text:style-name="T19"><text:tab/></text:span><text:span text:style-name="T19">}</text:span></text:p>
            <text:p text:style-name="P48"><text:span text:style-name="T19"><text:tab/></text:span><text:span text:style-name="T19"><text:tab/></text:span><text:span text:style-name="T19">fmt.Printf("\nField: User.%s\n", fieldName)</text:span></text:p>
            <text:p text:style-name="P48"><text:span text:style-name="T19"><text:tab/></text:span><text:span text:style-name="T19"><text:tab/></text:span><text:span text:style-name="T19">fmt.Printf("\tWhole tag value : %q\n", field.Tag)</text:span></text:p>
            <text:p text:style-name="P48"><text:span text:style-name="T19"><text:tab/></text:span><text:span text:style-name="T19"><text:tab/></text:span><text:span text:style-name="T19">fmt.Printf("\tValue of 'mytag': %q\n", field.Tag.Get("mytag"))</text:span></text:p>
            <text:p text:style-name="P48"><text:span text:style-name="T19"><text:tab/></text:span><text:span text:style-name="T19">}</text:span></text:p>
            <text:p text:style-name="P48"><text:span text:style-name="T19">}</text:span></text:p>
            <text:p text:style-name="P48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4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3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4">functionName</text:span><text:span text:style-name="T83">(</text:span><text:span text:style-name="T124">param1, param2 Type1, param3 Type3</text:span><text:span text:style-name="T83">)</text:span><text:span text:style-name="T82"> </text:span><text:span text:style-name="T124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4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4">p1 T1, p2 T2</text:span><text:span text:style-name="T83">) (</text:span><text:span text:style-name="T124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4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7" draw:text-style-name="P45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68" draw:text-style-name="P47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69" draw:text-style-name="P47" draw:layer="layout" svg:width="26.8cm" svg:height="13.1cm" svg:x="0.6cm" svg:y="2.1cm">
          <draw:text-box>
            <text:p text:style-name="P13"><text:span text:style-name="T123">// var </text:span><text:span text:style-name="T114">channelName</text:span><text:span text:style-name="T123"> </text:span><text:span text:style-name="T122">chan</text:span><text:span text:style-name="T123"> </text:span><text:span text:style-name="T114">ValueType</text:span><text:span text:style-name="T81"> // type: </text:span><text:span text:style-name="T82">chan </text:span><text:span text:style-name="T124">ValueType</text:span></text:p>
            <text:p text:style-name="P13"><text:span text:style-name="T82"/></text:p>
            <text:p text:style-name="P13"><text:span text:style-name="T82">var c</text:span><text:span text:style-name="T124">hannel</text:span><text:span text:style-name="T82"> </text:span><text:span text:style-name="T83">chan</text:span><text:span text:style-name="T82"> string</text:span><text:span text:style-name="T82"><text:tab/></text:span><text:span text:style-name="T82"><text:tab/></text:span><text:span text:style-name="T82">// declare a channel: value is nil</text:span></text:p>
            <text:p text:style-name="P13"><text:span text:style-name="T82">ch := make(</text:span><text:span text:style-name="T83">chan</text:span><text:span text:style-name="T82"> int)</text:span><text:span text:style-name="T82"><text:tab/></text:span><text:span text:style-name="T82"><text:tab/></text:span><text:span text:style-name="T82"><text:tab/></text:span><text:span text:style-name="T82">// create a channel for int value</text:span></text:p>
            <text:p text:style-name="P13"><text:span text:style-name="T81">five := make(</text:span><text:span text:style-name="T115">chan</text:span><text:span text:style-name="T81"> string, 5)</text:span><text:span text:style-name="T81"><text:tab/></text:span><text:span text:style-name="T81">// </text:span><text:span text:style-name="T82">create a channel for 5 strings maximum</text:span></text:p>
            <text:p text:style-name="P13"><text:span text:style-name="T82"/></text:p>
            <text:p text:style-name="P13"><text:span text:style-name="T124">in</text:span><text:span text:style-name="T82"> := make(</text:span><text:span text:style-name="T83">chan</text:span><text:span text:style-name="T82">&lt;- data_type) <text:s/>// The channel is send-only</text:span></text:p>
            <text:p text:style-name="P13"><text:span text:style-name="T124">out</text:span><text:span text:style-name="T82"> := make(&lt;-</text:span><text:span text:style-name="T83">chan</text:span><text:span text:style-name="T82"> data_type) // The channel is receive-only </text:span></text:p>
            <text:p text:style-name="P13"><text:span text:style-name="T124"/></text:p>
            <text:p text:style-name="P13"><text:span text:style-name="T124">ch</text:span><text:span text:style-name="T82"> &lt;- eleme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write to channel</text:span></text:p>
            <text:p text:style-name="P13"><text:span text:style-name="T81">element 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</text:span></text:p>
            <text:p text:style-name="P13"><text:span text:style-name="T81"/></text:p>
            <text:p text:style-name="P13"><text:span text:style-name="T81">e, ok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 and check if it’s opened </text:span></text:p>
            <text:p text:style-name="P13"><text:span text:style-name="T81"/></text:p>
            <text:p text:style-name="P13"><text:span text:style-name="T131">for el := </text:span><text:span text:style-name="T83">range</text:span><text:span text:style-name="T131"> </text:span><text:span text:style-name="T132">ch</text:span><text:span text:style-name="T131"> { </text:span></text:p>
            <text:p text:style-name="P13"><text:span text:style-name="T81"><text:s text:c="8"/></text:span><text:span text:style-name="T81">fmt.Println(el, len(</text:span><text:span text:style-name="T114">ch</text:span><text:span text:style-name="T81">)</text:span><text:span text:style-name="T131">) </text:span></text:p>
            <text:p text:style-name="P13"><text:span text:style-name="T131">}</text:span></text:p>
            <text:p text:style-name="P13"><text:span text:style-name="T81"/></text:p>
            <text:p text:style-name="P13"><text:span text:style-name="T81">close(</text:span><text:span text:style-name="T114">ch</text:span><text:span text:style-name="T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0" draw:text-style-name="P35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1" draw:text-style-name="P47" draw:layer="layout" svg:width="26.8cm" svg:height="13.1cm" svg:x="0.6cm" svg:y="2.1cm">
          <draw:text-box>
            <text:p text:style-name="P13"><text:span text:style-name="T127"/></text:p>
            <text:p text:style-name="P13"><text:span text:style-name="T133"><text:a xlink:href="https://go.dev/wiki/IDEsAndTextEditorPlugins" xlink:type="simple">▲ IDEs And Text Editor Plugins @ go.dev</text:a></text:span><text:span text:style-name="T133">:</text:span></text:p>
            <text:p text:style-name="P13"><text:span text:style-name="T133"/></text:p>
            <text:list text:style-name="L1">
              <text:list-item>
                <text:p text:style-name="P13"><text:span text:style-name="T134">Visual Studio Code</text:span><text:span text:style-name="T133"> + plug-in (Microsoft)</text:span></text:p>
              </text:list-item>
              <text:list-item>
                <text:p text:style-name="P13"><text:span text:style-name="T134">GoLand</text:span><text:span text:style-name="T133"> (JetBrains)</text:span></text:p>
              </text:list-item>
              <text:list-item>
                <text:p text:style-name="P13"><text:span text:style-name="T134">LiteIDE</text:span><text:span text:style-name="T133"> (open source and cross-platform Go IDE)</text:span></text:p>
              </text:list-item>
              <text:list-item>
                <text:p text:style-name="P13"><text:span text:style-name="T134">jEdit</text:span><text:span text:style-name="T133"> (open-source, cross-platform text editor: Java)</text:span></text:p>
              </text:list-item>
              <text:list-item>
                <text:p text:style-name="P13"><text:span text:style-name="T134">Komodo IDE</text:span><text:span text:style-name="T133"> (cross-platform IDE with built-in Go support)</text:span></text:p>
              </text:list-item>
              <text:list-item>
                <text:p text:style-name="P13"><text:span text:style-name="T134">Komodo Edit</text:span><text:span text:style-name="T133"> + plug-in (cross-platform text editor)</text:span></text:p>
              </text:list-item>
              <text:list-item>
                <text:p text:style-name="P13"><text:span text:style-name="T134">Geany</text:span><text:span text:style-name="T133"> (cross-platform programmer's text editor)</text:span></text:p>
              </text:list-item>
              <text:list-item>
                <text:p text:style-name="P13"><text:span text:style-name="T134">Notepad++</text:span><text:span text:style-name="T133"> (text &amp; source code editor: Windows)</text:span></text:p>
              </text:list-item>
              <text:list-item>
                <text:p text:style-name="P13"><text:span text:style-name="T134">Kate</text:span><text:span text:style-name="T133"> (cross-platform text editor with Go support out-of-the-box: KDE)</text:span></text:p>
              </text:list-item>
              <text:list-item>
                <text:p text:style-name="P13"><text:span text:style-name="T134">Sublime Text</text:span><text:span text:style-name="T133"> (commercial text editor: macOS, Windows, Linux)</text:span></text:p>
              </text:list-item>
              <text:list-item>
                <text:p text:style-name="P13"><text:span text:style-name="T134">TextMate</text:span><text:span text:style-name="T133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2" draw:text-style-name="P47" draw:layer="layout" svg:width="26.8cm" svg:height="13.1cm" svg:x="0.6cm" svg:y="2.1cm">
          <draw:text-box>
            <text:p text:style-name="P13"><text:span text:style-name="T135">Области </text:span><text:span text:style-name="T135"><text:a xlink:href="https://github.com/avelino/awesome-go" xlink:type="simple">применения ▲</text:a></text:span><text:span text:style-name="T135"><text:s/>Go:</text:span></text:p>
            <text:list text:style-name="L1">
              <text:list-item>
                <text:p text:style-name="P50"><text:span text:style-name="T136"><text:a xlink:href="https://go.dev/solutions/devops" xlink:type="simple">DevOps &amp; SRE ▲</text:a></text:span><text:span text:style-name="T136"><text:s/>(Development Operations &amp; Site Reliability Engineering)</text:span></text:p>
              </text:list-item>
              <text:list-item>
                <text:p text:style-name="P50"><text:span text:style-name="T136"><text:a xlink:href="https://go.dev/solutions/cloud" xlink:type="simple">Cloud &amp; Distributed Network Services ▲</text:a></text:span><text:span text:style-name="T136"><text:s/></text:span></text:p>
              </text:list-item>
              <text:list-item>
                <text:p text:style-name="P50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50"><text:span text:style-name="T136"><text:a xlink:href="https://go.dev/solutions/clis" xlink:type="simple">System Automation &amp; CLIs ▲</text:a></text:span><text:span text:style-name="T136">, Utilities &amp; Stand-Alone Tools </text:span></text:p>
              </text:list-item>
            </text:list>
            <text:p text:style-name="P13"><text:span text:style-name="T137">Software на Go:</text:span></text:p>
            <text:p text:style-name="P20"><text:span text:style-name="T127"><text:tab/></text:span><text:span text:style-name="T127">Allegro </text:span><text:span text:style-name="T138">(eCommerce)</text:span><text:span text:style-name="T127">, AmneziaWG, </text:span><text:span text:style-name="T139">AKS</text:span><text:span text:style-name="T127"> [Azure Container Service] @ Microsoft, AresDB </text:span><text:span text:style-name="T138">(@ Uber)</text:span><text:span text:style-name="T127">, Buffalo </text:span><text:span text:style-name="T138">(web framework)</text:span><text:span text:style-name="T127">, Caddy </text:span><text:span text:style-name="T138">(web server)</text:span><text:span text:style-name="T127">, CockroachDB, Digger </text:span><text:span text:style-name="T138">(IaC)</text:span><text:span text:style-name="T127">, </text:span><text:span text:style-name="T139">Docker</text:span><text:span text:style-name="T127">, Drone </text:span><text:span text:style-name="T138">(CD)</text:span><text:span text:style-name="T127">, </text:span><text:span text:style-name="T139">DropBox</text:span><text:span text:style-name="T127"> </text:span><text:span text:style-name="T138">(backend)</text:span><text:span text:style-name="T127">, Flamingo </text:span><text:span text:style-name="T138">(web framework)</text:span><text:span text:style-name="T127">, Gin </text:span><text:span text:style-name="T138">(web framework)</text:span><text:span text:style-name="T127">, </text:span><text:span text:style-name="T139">Google Cloud</text:span><text:span text:style-name="T127">, Gorilla </text:span><text:span text:style-name="T138">(web toolkit)</text:span><text:span text:style-name="T127">, </text:span><text:span text:style-name="T139">Grafana</text:span><text:span text:style-name="T127">, Hugo </text:span><text:span text:style-name="T138">(website engine)</text:span><text:span text:style-name="T127">, InfluxDB, JuiceFS, </text:span><text:span text:style-name="T139">Kubernetes</text:span><text:span text:style-name="T127">, LXD </text:span><text:span text:style-name="T138">(@ Canonical)</text:span><text:span text:style-name="T127">, Mattermost </text:span><text:span text:style-name="T138">(messaging platform)</text:span><text:span text:style-name="T127">, </text:span><text:span text:style-name="T139">Prometheus</text:span><text:span text:style-name="T127"> </text:span><text:span text:style-name="T138">(monitoring &amp; alerting toolkit)</text:span><text:span text:style-name="T127">, Rend </text:span><text:span text:style-name="T138">(large scale data caching @ Netflix)</text:span><text:span text:style-name="T127">, </text:span><text:span text:style-name="T139">SoundCloud</text:span><text:span text:style-name="T127">, Soundscape </text:span><text:span text:style-name="T138">(music streaming server)</text:span><text:span text:style-name="T127">, Terraform </text:span><text:span text:style-name="T138">(IaC)</text:span><text:span text:style-name="T127">, Timesheets </text:span><text:span text:style-name="T138">(project management)</text:span><text:span text:style-name="T127">, VITESS </text:span><text:span text:style-name="T138">(@ YouTube)</text:span><text:span text:style-name="T127">, Zabbix agent2, …</text:span></text:p>
            <text:p text:style-name="P20"><text:span text:style-name="T127"/></text:p>
            <text:p text:style-name="P13"><text:span text:style-name="T127"><text:a xlink:href="https://medevel.com/golang-apps-6729/#gsc.tab=0" xlink:type="simple">Top 60+ Open-source Apps Written with Golang in 2024 ▲</text:a></text:span><text:span text:style-name="T12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0">TinyGo</text:span><text:span text:style-name="T44"> </text:span></text:p>
          </draw:text-box>
        </draw:frame>
        <draw:frame draw:style-name="gr73" draw:text-style-name="P47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4" draw:text-style-name="P47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7"/></text:p>
            <text:p text:style-name="P13"><text:span text:style-name="T127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5" draw:text-style-name="P52" draw:layer="layout" svg:width="8.4cm" svg:height="2.501cm" svg:x="19.2cm" svg:y="12.8cm">
          <text:p text:style-name="P51"><text:span text:style-name="T84">Наверное, это последний язык, </text:span></text:p>
          <text:p text:style-name="P51"><text:span text:style-name="T84">разработанный «классиками»,</text:span></text:p>
          <text:p text:style-name="P51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4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2">▲</text:span></text:p>
          </draw:text-box>
        </draw:frame>
        <draw:frame draw:style-name="gr78" draw:text-style-name="P54" draw:layer="layout" svg:width="26.4cm" svg:height="12.873cm" svg:x="0.8cm" svg:y="2.127cm">
          <draw:text-box>
            <text:list text:style-name="L1">
              <text:list-item>
                <text:p text:style-name="P53"><text:span text:style-name="T143"><text:a xlink:href="https://go.dev/" xlink:type="simple">go.dev/</text:a></text:span><text:span text:style-name="T143"><text:s text:c="35"/></text:span><text:span text:style-name="T144"><text:s text:c="4"/>// Официальный сайт языка</text:span></text:p>
              </text:list-item>
              <text:list-item>
                <text:p text:style-name="P53"><text:span text:style-name="T143"><text:a xlink:href="https://go.dev/play/" xlink:type="simple">go.dev/play/</text:a></text:span><text:span text:style-name="T145"><text:s text:c="30"/></text:span><text:span text:style-name="T144"><text:s text:c="4"/>// Go Playground ~ выполнение в браузере</text:span></text:p>
              </text:list-item>
              <text:list-item>
                <text:p text:style-name="P53"><text:span text:style-name="T143"><text:a xlink:href="https://go.dev/ref/spec" xlink:type="simple">go.dev/ref/spec</text:a></text:span><text:span text:style-name="T143"><text:s text:c="27"/></text:span><text:span text:style-name="T144"><text:s text:c="4"/></text:span><text:span text:style-name="T146">// Спецификация языка</text:span></text:p>
              </text:list-item>
              <text:list-item>
                <text:p text:style-name="P53"><text:span text:style-name="T143"><text:a xlink:href="https://go.dev/doc/" xlink:type="simple">go.dev/doc/</text:a></text:span><text:span text:style-name="T145"><text:s text:c="31"/></text:span><text:span text:style-name="T144"><text:s text:c="4"/>// Документация</text:span></text:p>
              </text:list-item>
              <text:list-item>
                <text:p text:style-name="P53"><text:span text:style-name="T143"><text:a xlink:href="https://go.dev/doc/code" xlink:type="simple">go.dev/doc/code</text:a></text:span><text:span text:style-name="T145"><text:s text:c="27"/></text:span><text:span text:style-name="T144"><text:s text:c="4"/>// How to Write Go Code</text:span></text:p>
              </text:list-item>
              <text:list-item>
                <text:p text:style-name="P53"><text:span text:style-name="T143"><text:a xlink:href="https://pkg.go.dev/std" xlink:type="simple">pkg.go.dev/std</text:a></text:span><text:span text:style-name="T143"><text:s text:c="20"/></text:span><text:span text:style-name="T145"><text:s text:c="8"/></text:span><text:span text:style-name="T144"><text:s text:c="4"/>// стандартная библиотека</text:span></text:p>
              </text:list-item>
              <text:list-item>
                <text:p text:style-name="P20"><text:span text:style-name="T143"><text:a xlink:href="https://gobyexample.com/" xlink:type="simple">gobyexample.com</text:a></text:span><text:span text:style-name="T145"><text:s text:c="27"/></text:span><text:span text:style-name="T144"><text:s text:c="4"/>// Go в примерах</text:span></text:p>
              </text:list-item>
              <text:list-item>
                <text:p text:style-name="P20"><text:span text:style-name="T146"><text:a xlink:href="https://go.dev/doc/modules/layout" xlink:type="simple">go.dev/doc/modules/layout</text:a></text:span><text:span text:style-name="T144"><text:s text:c="21"/>// Структура каталогов</text:span></text:p>
              </text:list-item>
              <text:list-item>
                <text:p text:style-name="P20"><text:span text:style-name="T143"><text:a xlink:href="https://github.com/golang-standards/project-layout/blob/master/README_ru.md" xlink:type="simple">github.com/golang-standards/project-layout</text:a></text:span><text:span text:style-name="T145"><text:s text:c="4"/>// </text:span><text:span text:style-name="T144">Стандартный макет [большого] Go проекта</text:span></text:p>
              </text:list-item>
            </text:list>
            <text:p text:style-name="P53"><text:span text:style-name="T144"/></text:p>
            <text:list text:continue-numbering="true" text:style-name="L1">
              <text:list-item>
                <text:p text:style-name="P53"><text:span text:style-name="T143"><text:a xlink:href="https://tour.golang.org/" xlink:type="simple">tour.golang.org</text:a></text:span><text:span text:style-name="T145"><text:s text:c="27"/></text:span><text:span text:style-name="T144"><text:s text:c="4"/>// Экскурсия по возможностям Go</text:span></text:p>
              </text:list-item>
              <text:list-item>
                <text:p text:style-name="P53"><text:span text:style-name="T143"><text:a xlink:href="https://golangdocs.com/" xlink:type="simple">golangdocs.com</text:a></text:span><text:span text:style-name="T145"><text:s text:c="28"/></text:span><text:span text:style-name="T144"><text:s text:c="4"/>// примеры конструкций</text:span></text:p>
              </text:list-item>
            </text:list>
            <text:p text:style-name="P53"><text:span text:style-name="T146"/></text:p>
            <text:list text:continue-numbering="true" text:style-name="L1">
              <text:list-item>
                <text:p text:style-name="P20"><text:span text:style-name="T143"><text:a xlink:href="https://go.dev/doc/effective_go" xlink:type="simple">go.dev/doc/effective_go</text:a></text:span><text:span text:style-name="T143"><text:s text:c="4"/></text:span><text:span text:style-name="T145"><text:s text:c="9"/></text:span><text:span text:style-name="T144"><text:s text:c="10"/>// "Effecive Go" бесплатная web-книга</text:span></text:p>
              </text:list-item>
              <text:list-item>
                <text:p text:style-name="P53"><text:span text:style-name="T146"><text:a xlink:href="https://gopl.io/" xlink:type="simple">gopl.io</text:a></text:span><text:span text:style-name="T144"><text:s text:c="18"/>// "The Go Programming Language" by A.A.A.Donovan &amp; B.W.Kernighan</text:span></text:p>
              </text:list-item>
            </text:list>
            <text:p text:style-name="P53"><text:span text:style-name="T144"/></text:p>
            <text:list text:continue-numbering="true" text:style-name="L1">
              <text:list-item>
                <text:p text:style-name="P53"><text:span text:style-name="T143"><text:a xlink:href="https://www.w3schools.com/go/index.php" xlink:type="simple">w3schools.com/go/</text:a></text:span><text:span text:style-name="T145"><text:s text:c="16"/></text:span><text:span text:style-name="T144">@ w3schools <text:s/>// Справочник</text:span></text:p>
              </text:list-item>
              <text:list-item>
                <text:p text:style-name="P53"><text:span text:style-name="T14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5"><text:s/></text:span><text:span text:style-name="T144">@ proglib.io // Самоучитель</text:span></text:p>
              </text:list-item>
              <text:list-item>
                <text:p text:style-name="P53"><text:span text:style-name="T143"><text:a xlink:href="https://proglib.io/p/dorozhnaya-karta-go-razrabotchika-v-2023-godu-2023-11-01" xlink:type="simple">Дорожная карта Go-разработчика</text:a></text:span><text:span text:style-name="T145"><text:s text:c="3"/></text:span><text:span text:style-name="T144">@ proglib.io // План изучения</text:span></text:p>
              </text:list-item>
              <text:list-item>
                <text:p text:style-name="P53"><text:span text:style-name="T146"><text:a xlink:href="https://lyceum.yandex.ru/go" xlink:type="simple">lyceum.yandex.ru/go</text:a></text:span><text:span text:style-name="T144"><text:s text:c="27"/>// Яндекс-лицей: Программирование на Go</text:span></text:p>
              </text:list-item>
              <text:list-item>
                <text:p text:style-name="P53"><text:span text:style-name="T146"><text:a xlink:href="https://codelibs.ru/category/go/" xlink:type="simple">Книги по Go</text:a></text:span><text:span text:style-name="T144"><text:s text:c="22"/>@codelibs.ru //</text:span></text:p>
              </text:list-item>
            </text:list>
            <text:p text:style-name="P53"><text:span text:style-name="T144"/></text:p>
            <text:list text:continue-numbering="true" text:style-name="L1">
              <text:list-item>
                <text:p text:style-name="P53"><text:span text:style-name="T146"><text:a xlink:href="https://tinygo.org/" xlink:type="simple">tinygo.org</text:a></text:span><text:span text:style-name="T14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79" draw:text-style-name="P5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0" draw:text-style-name="P57" draw:layer="layout" svg:width="6.527cm" svg:height="3.405cm" svg:x="10cm" svg:y="6.834cm">
          <draw:text-box>
            <text:p text:style-name="P2"><text:span text:style-name="T14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1" draw:text-style-name="P58" draw:layer="layout" svg:width="26.4cm" svg:height="12.473cm" svg:x="0.8cm" svg:y="2.527cm">
          <draw:text-box>
            <text:p text:style-name="P20"><text:span text:style-name="T149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6T12:27:58.397000000</dc:date>
    <meta:editing-duration>P5DT6H49M20S</meta:editing-duration>
    <meta:editing-cycles>812</meta:editing-cycles>
    <meta:generator>LibreOffice/7.3.2.2$Windows_X86_64 LibreOffice_project/49f2b1bff42cfccbd8f788c8dc32c1c309559be0</meta:generator>
    <meta:document-statistic meta:object-count="452"/>
  </office:meta>
</office:document-meta>
</file>